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2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Nombre de la aplicación: Gestión Biblioteca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Nombre de archivo: Ejercicio3</text:p>
          </table:table-cell>
          <table:covered-table-cell table:style-name="ce1"/>
        </table:table-row>
        <table:table-row table:style-name="ro1">
          <table:table-cell table:style-name="ce1" office:value-type="string" table:number-columns-spanned="3" table:number-rows-spanned="1">
            <text:p>Diseñado por: Javier Loureiro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Fecha: 07/10/2021</text:p>
          </table:table-cell>
          <table:covered-table-cell table:style-name="ce1"/>
        </table:table-row>
        <table:table-row table:style-name="ro1">
          <table:table-cell table:style-name="ce1" office:value-type="string">
            <text:p>Volumen: 220,000</text:p>
          </table:table-cell>
          <table:table-cell table:style-name="ce1" office:value-type="string" table:number-columns-spanned="2" table:number-rows-spanned="1">
            <text:p>Organización: Colegio Marcote</text:p>
          </table:table-cell>
          <table:covered-table-cell table:style-name="ce1"/>
          <table:table-cell table:style-name="ce1" office:value-type="string" table:number-columns-spanned="2" table:number-rows-spanned="1">
            <text:p>Acceso:</text:p>
          </table:table-cell>
          <table:covered-table-cell table:style-name="ce1"/>
        </table:table-row>
        <table:table-row table:style-name="ro1">
          <table:table-cell table:style-name="ce2" office:value-type="string" table:number-columns-spanned="5" table:number-rows-spanned="1">
            <text:p>Campos</text:p>
          </table:table-cell>
          <table:covered-table-cell table:number-columns-repeated="4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Clave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Comentarios</text:p>
          </table:table-cell>
        </table:table-row>
        <table:table-row table:style-name="ro1">
          <table:table-cell office:value-type="string">
            <text:p>Nombre de socio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50">
            <text:p>50</text:p>
          </table:table-cell>
          <table:table-cell office:value-type="string">
            <text:p>Si fuera necesario para algún nombre, se ampliará la longitud</text:p>
          </table:table-cell>
        </table:table-row>
        <table:table-row table:style-name="ro1">
          <table:table-cell office:value-type="string">
            <text:p>Nº de Socio</text:p>
          </table:table-cell>
          <table:table-cell office:value-type="string">
            <text:p>Entero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Título de libro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150">
            <text:p>150</text:p>
          </table:table-cell>
          <table:table-cell office:value-type="string">
            <text:p>Si fuera necesario para algún título, se ampliara la longitud de este campo.</text:p>
          </table:table-cell>
        </table:table-row>
        <table:table-row table:style-name="ro1">
          <table:table-cell office:value-type="string">
            <text:p>ISBN</text:p>
          </table:table-cell>
          <table:table-cell/>
          <table:table-cell office:value-type="string">
            <text:p>Si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Fecha de prestación</text:p>
          </table:table-cell>
          <table:table-cell office:value-type="string">
            <text:p>Fecha</text:p>
          </table:table-cell>
          <table:table-cell office:value-type="string">
            <text:p>No</text:p>
          </table:table-cell>
          <table:table-cell office:value-type="float" office:value="10">
            <text:p>10</text:p>
          </table:table-cell>
          <table:table-cell office:value-type="string">
            <text:p>Es la fecha en la que se presta el libro</text:p>
          </table:table-cell>
        </table:table-row>
        <table:table-row table:style-name="ro1">
          <table:table-cell office:value-type="string">
            <text:p>ID del <text:s/>Libro</text:p>
          </table:table-cell>
          <table:table-cell office:value-type="string">
            <text:p>Entero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string">
            <text:p>Es el ID del libr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4/10/2021</text:date>, <text:time>10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30S</meta:editing-duration>
    <meta:editing-cycles>10</meta:editing-cycles>
    <meta:generator>OpenOffice/4.1.7$Win32 OpenOffice.org_project/417m1$Build-9800</meta:generator>
    <dc:date>2021-10-14T10:25:55.15</dc:date>
    <dc:creator>javier loureiro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